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text-properties officeooo:rsid="000b7fed" officeooo:paragraph-rsid="000b7fed"/>
    </style:style>
    <style:style style:name="P3" style:family="paragraph" style:parent-style-name="Preformatted_20_Text">
      <style:text-properties officeooo:paragraph-rsid="000b7fe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text-properties officeooo:paragraph-rsid="000b7fed"/>
    </style:style>
    <style:style style:name="P7" style:family="paragraph" style:parent-style-name="Text_20_body">
      <style:text-properties officeooo:rsid="000b7fed" officeooo:paragraph-rsid="000b7fed"/>
    </style:style>
    <style:style style:name="P8" style:family="paragraph" style:parent-style-name="Text_20_body">
      <style:paragraph-properties fo:margin-top="0cm" fo:margin-bottom="0cm" style:contextual-spacing="false"/>
      <style:text-properties officeooo:paragraph-rsid="000b7fed"/>
    </style:style>
    <style:style style:name="P9" style:family="paragraph" style:parent-style-name="Text_20_body">
      <style:text-properties officeooo:paragraph-rsid="000b7fed"/>
    </style:style>
    <style:style style:name="T1" style:family="text">
      <style:text-properties fo:font-style="italic" style:font-style-asian="italic" style:font-style-complex="italic"/>
    </style:style>
    <style:style style:name="T2" style:family="text">
      <style:text-properties officeooo:rsid="000b7fe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lérance à l’incertitude des étudiants de médecine dans leur cursus universitaire</text:p>
      <text:p text:style-name="Author">Damien Belvèze</text:p>
      <text:p text:style-name="Date">2024-08-30</text:p>
      <text:p text:style-name="Text_20_body">Evolution of Medical Students’ Tolerance for Uncertainty Throughout Their Curriculum: A Systematic Review</text:p>
      <text:h text:style-name="Heading_20_1" text:outline-level="1"><text:span text:style-name="T2">Définition de la recherche</text:span><text:bookmark-start text:name="définition-de-la-recherche"/><text:bookmark-end text:name="définition-de-la-recherche"/></text:h>
      <text:h text:style-name="Heading_20_2" text:outline-level="2"><text:bookmark-start text:name="picos"/>PICOS<text:bookmark-end text:name="picos"/></text:h>
      <text:p text:style-name="First_20_paragraph">Population : medical stud<text:span text:style-name="T1">, (whole curriculum : pregraduate / undergraduate</text:span>, postgraduate<text:span text:style-name="T1">, intern</text:span>, resident<text:span text:style-name="T1">, fellow</text:span>, trainee*) ajouter éventuellement doctors (finissant leurs études)</text:p>
      <text:p text:style-name="Text_20_body">uncertainty + ambiguity, ( level* of toleranc* : ne concerne que les quanti</text:p>
      <text:p text:style-name="Text_20_body">évolution : evolv<text:span text:style-name="T2">*</text:span><text:span text:style-name="T1">, evolution</text:span>, longitudin<text:span text:style-name="T1">, temporal change</text:span></text:p>
      <text:h text:style-name="Heading_20_3" text:outline-level="3"><text:bookmark-start text:name="intervention"/>Intervention<text:bookmark-end text:name="intervention"/></text:h>
      <text:p text:style-name="First_20_paragraph">études qualitatives études quantitatives : - études descriptives - autres études quantitatives</text:p>
      <text:h text:style-name="Heading_20_3" text:outline-level="3"><text:bookmark-start text:name="comparison"/>Comparison<text:bookmark-end text:name="comparison"/></text:h>
      <text:p text:style-name="First_20_paragraph">études comparatives études longitudinales ### Outcome</text:p>
      <text:p text:style-name="Text_20_body">évolution du concept</text:p>
      <text:p text:style-name="Text_20_body">Study : on exclue les SR, les méta-analyses (études cliniques)</text:p>
      <text:h text:style-name="Heading_20_2" text:outline-level="2"><text:bookmark-start text:name="inclusion-exclusion"/>inclusion / exclusion<text:bookmark-end text:name="inclusion-exclusion"/></text:h>
      <text:h text:style-name="Heading_20_4" text:outline-level="4"><text:bookmark-start text:name="inclusion"/>Inclusion<text:bookmark-end text:name="inclusion"/> :</text:h>
      <text:p text:style-name="First_20_paragraph">incertitude académique incertitude clinique</text:p>
      <text:list text:style-name="L1">
        <text:list-item>
          <text:p text:style-name="P4">stress par rapport à la situation nouvelle du [[COVID-19]] ?</text:p>
        </text:list-item>
        <text:list-item>
          <text:p text:style-name="P4">dilemmes moraux (face au suicide assisté par exemple ? )</text:p>
        </text:list-item>
      </text:list>
      <text:h text:style-name="Heading_20_4" text:outline-level="4"><text:bookmark-start text:name="critères-dexclusion"/><text:soft-page-break/>exclusion :<text:bookmark-end text:name="critères-dexclusion"/></text:h>
      <text:p text:style-name="First_20_paragraph">medical students : faut-il élargir à Healthcare profession students ? réponse : non (pas les mêmes incertitudes)</text:p>
      <text:p text:style-name="Text_20_body">SR, reviews</text:p>
      <text:list xml:id="list710786608" text:style-name="L2">
        <text:list-item>
          <text:p text:style-name="P5">ambiguity différent de uncertainty</text:p>
        </text:list-item>
        <text:list-item>
          <text:p text:style-name="P5">psychologists, psychology students</text:p>
        </text:list-item>
        <text:list-item>
          <text:p text:style-name="P5">angoisse liée à l’incertitude quant à son propre devenir dans ses études (et non pas stress lié à l’incertitude sur la conduite à tenir face au cas présenté), incertitude sur sa carrière</text:p>
        </text:list-item>
        <text:list-item>
          <text:p text:style-name="P6">expression de l’incertitude face au patient # Recherche dans les corpus de textes ## </text:p>
        </text:list-item>
      </text:list>
      <text:p text:style-name="P8"/>
      <text:h text:style-name="Heading_20_1" text:outline-level="1">Requêtes</text:h>
      <text:h text:style-name="Heading_20_2" text:outline-level="2">Pubmed (Medline)</text:h>
      <text:list text:continue-numbering="true" text:style-name="L2">
        <text:list-header>
          <text:p text:style-name="P5"/>
        </text:list-header>
      </text:list>
      <text:p text:style-name="Preformatted_20_Text"><text:span text:style-name="CommentTok"># usage du mot Mesh uncertainty</text:span> </text:p>
      <text:p text:style-name="Preformatted_20_Text"><text:span text:style-name="StringTok">"Curriculum"</text:span><text:span text:style-name="NormalTok">[Mesh] AND </text:span><text:span text:style-name="StringTok">"Students, Medical"</text:span><text:span text:style-name="NormalTok">[Majr] AND </text:span><text:span text:style-name="StringTok">"Uncertainty"</text:span><text:span text:style-name="NormalTok">[Mesh]</text:span> </text:p>
      <text:p text:style-name="Preformatted_20_Text"><text:span text:style-name="CommentTok"># 15 résultats, dont 13 pertinents à la lecture de l'article. </text:span></text:p>
      <text:p text:style-name="Preformatted_20_Text"/>
      <text:p text:style-name="Preformatted_20_Text"><text:span text:style-name="CommentTok"># ajout du concept évolution</text:span> </text:p>
      <text:p text:style-name="Preformatted_20_Text"><text:span text:style-name="StringTok">"Curriculum"</text:span><text:span text:style-name="NormalTok">[Mesh] AND </text:span><text:span text:style-name="StringTok">"Students, Medical"</text:span><text:span text:style-name="NormalTok">[Majr] AND </text:span><text:span text:style-name="StringTok">"Uncertainty"</text:span><text:span text:style-name="NormalTok">[Mesh] AND </text:span><text:span text:style-name="StringTok">"evol*"</text:span><text:span text:style-name="NormalTok">[All Fields]</text:span> </text:p>
      <text:p text:style-name="Preformatted_20_Text"><text:span text:style-name="CommentTok"># aucun résultat</text:span> </text:p>
      <text:h text:style-name="Heading_20_2" text:outline-level="2"/>
      <text:h text:style-name="Heading_20_2" text:outline-level="2" text:is-list-header="true"><text:bookmark-start text:name="embase"/>Embase<text:bookmark-end text:name="embase"/></text:h>
      <text:p text:style-name="First_20_paragraph">L’offre de la BIUS de mener les recherches sur Embase s’est invisibilisée (disparue du site internet - sûrement par scrupule légal) mais je pense qu’elle se poursuit. Pour s’y adresser il faut donner une équation Pubmed (majoritairement en Mesh, si c’est possible) relue par un bibliothécaire. C’est que la transposition du Mesh vers le Emtree d’Embase est très aisée, et la BIUS fait ensuite la recherche et communique les résultats. C’est au chercheur de contacter directement la BIUS.</text:p>
      <text:p text:style-name="P7">Également accessible aux membres de la communauté de l’Université de Montréal : <text:a xlink:type="simple" xlink:href="https://libguides.bib.umontreal.ca/EMBASE_OVID" text:style-name="Internet_20_link" text:visited-style-name="Visited_20_Internet_20_Link">https://libguides.bib.umontreal.ca/EMBASE_OVID</text:a></text:p>
      <text:p text:style-name="P7"/>
      <text:h text:style-name="Heading_20_2" text:outline-level="2"><text:bookmark-start text:name="cinalh"/>CINALH<text:bookmark-end text:name="cinalh"/></text:h>
      <text:p text:style-name="First_20_paragraph">pas d’accès à cette base d’ebsco, <text:span text:style-name="T2">mais abonnement accessible par les membres de la </text:span><text:soft-page-break/><text:span text:style-name="T2">communauté universitaire de l’Université de Montréal : </text:span><text:a xlink:type="simple" xlink:href="https://libguides.bib.umontreal.ca/CINAHL" text:style-name="Internet_20_link" text:visited-style-name="Visited_20_Internet_20_Link"><text:span text:style-name="T2">https://libguides.bib.umontreal.ca/CINAHL</text:span></text:a><text:span text:style-name="T2"> </text:span></text:p>
      <text:h text:style-name="Heading_20_2" text:outline-level="2"><text:bookmark-start text:name="web-of-science"/>Web of science<text:bookmark-end text:name="web-of-science"/></text:h>
      <text:p text:style-name="P7">Base accessible aux membres de l’Université de Rennes</text:p>
      <text:p text:style-name="Preformatted_20_Text"><text:span text:style-name="NormalTok">TS</text:span><text:span text:style-name="OtherTok">=</text:span><text:span text:style-name="NormalTok">(medical students OR health students OR medical education) AND ALL</text:span><text:span text:style-name="OtherTok">=</text:span><text:span text:style-name="NormalTok">(tolerance to uncertainty)</text:span> </text:p>
      <text:p text:style-name="Preformatted_20_Text"/>
      <text:p text:style-name="Preformatted_20_Text"><text:span text:style-name="CommentTok"># 8 résultats dont 2 pertinents</text:span> </text:p>
      <text:p text:style-name="Preformatted_20_Text"/>
      <text:p text:style-name="Preformatted_20_Text"><text:span text:style-name="NormalTok">TS</text:span><text:span text:style-name="OtherTok">=</text:span><text:span text:style-name="NormalTok">(medical students OR health students OR medical education) AND ALL</text:span><text:span text:style-name="OtherTok">=</text:span><text:span text:style-name="NormalTok">(toler</text:span><text:span text:style-name="SpecialCharTok">*</text:span><text:span text:style-name="NormalTok"> OR uncertainty)</text:span> </text:p>
      <text:p text:style-name="Preformatted_20_Text"/>
      <text:p text:style-name="Preformatted_20_Text"><text:span text:style-name="CommentTok"># 3985 résultats dont un certain nombre pertinents</text:span> </text:p>
      <text:p text:style-name="Preformatted_20_Text"/>
      <text:p text:style-name="Preformatted_20_Text"><text:span text:style-name="CommentTok"># Ajout d'une perspective historique : évolution / étude longitudinale</text:span> </text:p>
      <text:p text:style-name="Preformatted_20_Text"/>
      <text:p text:style-name="Preformatted_20_Text"><text:span text:style-name="NormalTok">TS</text:span><text:span text:style-name="OtherTok">=</text:span><text:span text:style-name="NormalTok">(medical students OR health students OR medical education) AND ALL</text:span><text:span text:style-name="OtherTok">=</text:span><text:span text:style-name="NormalTok">(toler</text:span><text:span text:style-name="SpecialCharTok">*</text:span><text:span text:style-name="NormalTok"> OR uncertainty) AND ALL</text:span><text:span text:style-name="OtherTok">=</text:span><text:span text:style-name="NormalTok">(evol</text:span><text:span text:style-name="SpecialCharTok">*</text:span><text:span text:style-name="NormalTok"> OR longitudin</text:span><text:span text:style-name="SpecialCharTok">*</text:span><text:span text:style-name="NormalTok">)</text:span> </text:p>
      <text:p text:style-name="Preformatted_20_Text"/>
      <text:p text:style-name="Preformatted_20_Text"><text:span text:style-name="CommentTok"># 267 résultats</text:span> </text:p>
      <text:p text:style-name="Preformatted_20_Text"/>
      <text:p text:style-name="Preformatted_20_Text"><text:span text:style-name="CommentTok"># ajout de la notion de curriculum </text:span></text:p>
      <text:p text:style-name="Preformatted_20_Text"/>
      <text:p text:style-name="Preformatted_20_Text"><text:span text:style-name="NormalTok">TS</text:span><text:span text:style-name="OtherTok">=</text:span><text:span text:style-name="NormalTok">(medical students OR health students ) AND ALL</text:span><text:span text:style-name="OtherTok">=</text:span><text:span text:style-name="NormalTok">(toler</text:span><text:span text:style-name="SpecialCharTok">*</text:span><text:span text:style-name="NormalTok"> OR uncertainty) AND ALL</text:span><text:span text:style-name="OtherTok">=</text:span><text:span text:style-name="NormalTok">(evol</text:span><text:span text:style-name="SpecialCharTok">*</text:span><text:span text:style-name="NormalTok"> OR longitudin</text:span><text:span text:style-name="SpecialCharTok">*</text:span><text:span text:style-name="NormalTok">) AND ALL</text:span><text:span text:style-name="OtherTok">=</text:span><text:span text:style-name="NormalTok"> (medical studies OR medical education OR curricul</text:span><text:span text:style-name="SpecialCharTok">*</text:span><text:span text:style-name="NormalTok">)</text:span> </text:p>
      <text:p text:style-name="Preformatted_20_Text"/>
      <text:p text:style-name="Preformatted_20_Text"><text:span text:style-name="CommentTok"># 119 résultats</text:span> </text:p>
      <text:p text:style-name="Preformatted_20_Text"/>
      <text:p text:style-name="Preformatted_20_Text"><text:span text:style-name="CommentTok"># Uncertainty dans le titre</text:span> </text:p>
      <text:p text:style-name="Preformatted_20_Text"/>
      <text:p text:style-name="Preformatted_20_Text"><text:span text:style-name="NormalTok">TS</text:span><text:span text:style-name="OtherTok">=</text:span><text:span text:style-name="NormalTok">(medical students OR health students ) AND ALL</text:span><text:span text:style-name="OtherTok">=</text:span><text:span text:style-name="NormalTok">(toler</text:span><text:span text:style-name="SpecialCharTok">*</text:span><text:span text:style-name="NormalTok">) AND  TI</text:span><text:span text:style-name="OtherTok">=</text:span><text:span text:style-name="NormalTok">( uncertainty) AND ALL</text:span><text:span text:style-name="OtherTok">=</text:span><text:span text:style-name="NormalTok">(evol</text:span><text:span text:style-name="SpecialCharTok">*</text:span><text:span text:style-name="NormalTok"> OR longitudin</text:span><text:span text:style-name="SpecialCharTok">*</text:span><text:span text:style-name="NormalTok">) AND ALL</text:span><text:span text:style-name="OtherTok">=</text:span><text:span text:style-name="NormalTok"> (medical studies OR medical education OR curricul</text:span><text:span text:style-name="SpecialCharTok">*</text:span><text:span text:style-name="NormalTok">)</text:span> </text:p>
      <text:p text:style-name="Preformatted_20_Text"/>
      <text:p text:style-name="Preformatted_20_Text"><text:span text:style-name="CommentTok"># 9 résultats dont 8 pertinents</text:span> </text:p>
      <text:h text:style-name="Heading_20_2" text:outline-level="2"><text:bookmark-start text:name="psychinfo"/>PsychInfo<text:bookmark-end text:name="psychinfo"/></text:h>
      <text:p text:style-name="P7">Base accessible via abonnement Rennes 2 (et Université de Montréal <text:a xlink:type="simple" xlink:href="https://www.proquest.com/eric/advanced?accountid=12543" text:style-name="Internet_20_link" text:visited-style-name="Visited_20_Internet_20_Link">https://www.proquest.com/eric/advanced?accountid=12543</text:a> )</text:p>
      <text:p text:style-name="Preformatted_20_Text"><text:span text:style-name="CommentTok"/></text:p>
      <text:p text:style-name="P3"><text:span text:style-name="CommentTok"/></text:p>
      <text:p text:style-name="Preformatted_20_Text"><text:span text:style-name="CommentTok"># étudiants en médecine dans le titre et terme uncertainty</text:span> </text:p>
      <text:p text:style-name="Preformatted_20_Text"><text:span text:style-name="FunctionTok">TI</text:span><text:span text:style-name="NormalTok"> ( medical students or medicine students or students </text:span><text:span text:style-name="ControlFlowTok">in</text:span><text:span text:style-name="NormalTok"> medicine ) AND TI uncertainty</text:span> </text:p>
      <text:p text:style-name="Preformatted_20_Text"/>
      <text:p text:style-name="Preformatted_20_Text"><text:span text:style-name="CommentTok"># 16 résultats dont 10 pertinents</text:span> </text:p>
      <text:h text:style-name="P2" text:outline-level="2"><text:soft-page-break/>Zotero</text:h>
      <text:p text:style-name="P9"/>
      <text:p text:style-name="P7">Bibliothèque de groupe : <text:a xlink:type="simple" xlink:href="https://www.zotero.org/groups/5650688/tolerance_to_uncertainty" text:style-name="Internet_20_link" text:visited-style-name="Visited_20_Internet_20_Link">https://www.zotero.org/groups/5650688/tolerance_to_uncertainty</text:a></text:p>
      <text:p text:style-name="P7">Le demandeur est désormais administrateur de la bibliothèque et peut inviter qui il souhaite</text:p>
      <text:p text:style-name="P7">groupe privé par visible par autres utilisateurs. </text:p>
      <text:p text:style-name="P7">Possibilité de charger ces collections dans un outil d’édition de revue systématique (par exemple Rayyan )</text:p>
      <text:h text:style-name="Heading_20_2" text:outline-level="2"/>
      <text:h text:style-name="Heading_20_2" text:outline-level="2"><text:bookmark-start text:name="visualisation"/>visualisation<text:bookmark-end text:name="visualisation"/></text:h>
      <text:p text:style-name="First_20_paragraph">Visualisation des <text:span text:style-name="T2">concepts représentés dans le corpus récupéré dans Zotero avec les requêtes précédentes </text:span>avec VOS viewer (outil libre et téléchargeable) </text:p>
      <text:p text:style-name="Text_20_body"/>
      <text:p text:style-name="Text_20_body"><text:a xlink:type="simple" xlink:href="https://tinyurl.com/252abrjq" text:style-name="Internet_20_link" text:visited-style-name="Visited_20_Internet_20_Link">https://tinyurl.com/252abrjq</text: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dc:title>tolérance à l’incertitude des étudiants de médecine dans leur cursus universitaire</dc:title>
    <dc:description/>
    <dc:subject/>
    <meta:keyword/>
    <meta:initial-creator>Damien Belvèze</meta:initial-creator>
    <meta:creation-date>2024-09-06T09:02:41Z</meta:creation-date>
    <dc:date>2024-09-06T11:13:25.950000000</dc:date>
    <meta:editing-duration>PT10M4S</meta:editing-duration>
    <meta:editing-cycles>1</meta:editing-cycles>
    <meta:document-statistic meta:table-count="0" meta:image-count="0" meta:object-count="0" meta:page-count="4" meta:paragraph-count="70" meta:word-count="631" meta:character-count="4471" meta:non-whitespace-character-count="3888"/>
    <meta:user-defined meta:name="aliases"/>
    <meta:user-defined meta:name="biblio_style">csl.csl</meta:user-defined>
    <meta:user-defined meta:name="bibliography">biblio/Obsidian.bib</meta:user-defined>
    <meta:user-defined meta:name="date">2024-08-30</meta:user-defined>
    <meta:user-defined meta:name="id" meta:value-type="string">20240830_tolérance à l’incertitude des étudiants de médecine dans leur cursus universitaire</meta:user-defined>
    <meta:user-defined meta:name="link_citations" meta:value-type="string">True</meta:user-defined>
    <meta:user-defined meta:name="subtitle" meta:value-type="string"/>
    <meta:user-defined meta:name="tags" meta:value-type="string"/>
  </office:meta>
</office:document-meta>
</file>